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PA P明朝" svg:font-family="'IPA P明朝'" style:font-family-generic="roman" style:font-pitch="variable"/>
    <style:font-face style:name="IPA P明朝1" svg:font-family="'IPA P明朝'" style:font-adornments="標準" style:font-family-generic="roman" style:font-pitch="variable"/>
    <style:font-face style:name="IPAmj明朝" svg:font-family="IPAmj明朝" style:font-adornments="標準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Header">
      <style:text-properties officeooo:paragraph-rsid="021c50dd"/>
    </style:style>
    <style:style style:name="P4" style:family="paragraph" style:parent-style-name="Standard">
      <style:text-properties officeooo:paragraph-rsid="01893ae1"/>
    </style:style>
    <style:style style:name="P5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6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8" style:family="paragraph" style:parent-style-name="Standard">
      <style:paragraph-properties style:shadow="none">
        <style:tab-stops/>
      </style:paragraph-properties>
      <style:text-properties style:font-name="Arial" fo:font-size="4pt" officeooo:rsid="012e50a9" officeooo:paragraph-rsid="02806447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Arial" fo:font-size="8pt" officeooo:rsid="012e50a9" officeooo:paragraph-rsid="02806447" style:font-size-asian="8pt" style:font-size-complex="8pt"/>
    </style:style>
    <style:style style:name="P10" style:family="paragraph" style:parent-style-name="Table_20_Contents">
      <style:text-properties officeooo:paragraph-rsid="01266f9a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3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4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16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7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2" style:family="paragraph" style:parent-style-name="Table_20_Contents">
      <style:text-properties officeooo:paragraph-rsid="0127376b"/>
    </style:style>
    <style:style style:name="P23" style:family="paragraph" style:parent-style-name="Table_20_Contents">
      <style:text-properties officeooo:paragraph-rsid="01bd84d4"/>
    </style:style>
    <style:style style:name="P24" style:family="paragraph" style:parent-style-name="Table_20_Contents">
      <style:text-properties officeooo:paragraph-rsid="01c94f50"/>
    </style:style>
    <style:style style:name="P25" style:family="paragraph" style:parent-style-name="Table_20_Contents">
      <style:text-properties officeooo:rsid="01e2dae4" officeooo:paragraph-rsid="01f78089"/>
    </style:style>
    <style:style style:name="P26" style:family="paragraph" style:parent-style-name="Table_20_Contents">
      <style:text-properties officeooo:paragraph-rsid="01fbe672"/>
    </style:style>
    <style:style style:name="P27" style:family="paragraph" style:parent-style-name="Table_20_Header_20_center">
      <style:text-properties officeooo:paragraph-rsid="01fbe672"/>
    </style:style>
    <style:style style:name="P28" style:family="paragraph" style:parent-style-name="Table_20_Contents">
      <style:text-properties officeooo:paragraph-rsid="022bfe6f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officeooo:paragraph-rsid="027d2442"/>
    </style:style>
    <style:style style:name="P3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6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7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8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9" style:family="paragraph" style:parent-style-name="Table_20_Heading">
      <style:text-properties officeooo:paragraph-rsid="011fd901"/>
    </style:style>
    <style:style style:name="P40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41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2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3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4" style:family="paragraph" style:parent-style-name="Table_20_Heading">
      <style:text-properties officeooo:paragraph-rsid="0190345c"/>
    </style:style>
    <style:style style:name="P45" style:family="paragraph" style:parent-style-name="Table_20_Heading">
      <style:text-properties officeooo:paragraph-rsid="01946a27"/>
    </style:style>
    <style:style style:name="P46" style:family="paragraph" style:parent-style-name="Table_20_Heading">
      <style:text-properties officeooo:rsid="01e14848" officeooo:paragraph-rsid="01e14848"/>
    </style:style>
    <style:style style:name="P47" style:family="paragraph" style:parent-style-name="Table_20_Main_20_Content_20_Right">
      <style:text-properties officeooo:paragraph-rsid="011930c8"/>
    </style:style>
    <style:style style:name="P48" style:family="paragraph" style:parent-style-name="Table_20_Main_20_Content_20_Right">
      <style:text-properties officeooo:rsid="02004b30" officeooo:paragraph-rsid="02004b30"/>
    </style:style>
    <style:style style:name="P49" style:family="paragraph" style:parent-style-name="Table_20_Main_20_Content_20_Right">
      <style:text-properties fo:font-weight="bold" style:font-weight-asian="bold" style:font-weight-complex="bold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52" style:family="paragraph" style:parent-style-name="Table_20_Header_20_center">
      <style:text-properties officeooo:paragraph-rsid="019ba886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Totals_20_Header">
      <style:text-properties officeooo:paragraph-rsid="029078bd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1989989" style:font-size-asian="8pt" style:font-size-complex="8pt"/>
    </style:style>
    <style:style style:name="P6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2" style:family="paragraph" style:parent-style-name="Text_20_body">
      <style:text-properties officeooo:paragraph-rsid="0182aac9"/>
    </style:style>
    <style:style style:name="P63" style:family="paragraph" style:parent-style-name="Text_20_body">
      <style:text-properties officeooo:paragraph-rsid="01a4d5e9"/>
    </style:style>
    <style:style style:name="P64" style:family="paragraph" style:parent-style-name="Text_20_body">
      <style:text-properties officeooo:paragraph-rsid="01a67222"/>
    </style:style>
    <style:style style:name="P65" style:family="paragraph" style:parent-style-name="Text_20_body">
      <style:text-properties officeooo:paragraph-rsid="028a6e1c"/>
    </style:style>
    <style:style style:name="P66" style:family="paragraph" style:parent-style-name="Table_20_Totals_20_Content_20_Highlight">
      <style:text-properties officeooo:paragraph-rsid="021aa720"/>
    </style:style>
    <style:style style:name="P67" style:family="paragraph" style:parent-style-name="Table_20_Totals_20_Content">
      <style:text-properties officeooo:paragraph-rsid="0215f757"/>
    </style:style>
    <style:style style:name="P68" style:family="paragraph" style:parent-style-name="Table_20_Totals_20_Content">
      <style:text-properties officeooo:paragraph-rsid="021addb1"/>
    </style:style>
    <style:style style:name="P69" style:family="paragraph" style:parent-style-name="Table_20_Main_20_Content_20_Small_20_Left">
      <style:text-properties officeooo:paragraph-rsid="0208af1e"/>
    </style:style>
    <style:style style:name="P7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IPA P明朝1" fo:font-size="20pt" fo:language="none" fo:country="none" officeooo:rsid="01bbe2aa" officeooo:paragraph-rsid="01b03645" style:font-name-asian="IPA P明朝" style:font-size-asian="20pt" style:language-asian="none" style:country-asian="none" style:font-size-complex="11pt"/>
    </style:style>
    <style:style style:name="P71" style:family="paragraph" style:parent-style-name="Heading_20_1">
      <style:text-properties officeooo:paragraph-rsid="01899624"/>
    </style:style>
    <style:style style:name="P72" style:family="paragraph" style:parent-style-name="Heading_20_1">
      <style:text-properties officeooo:paragraph-rsid="018d03db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73df77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a4d5e9" style:font-size-asian="11pt" style:font-size-complex="11pt"/>
    </style:style>
    <style:style style:name="T5" style:family="text">
      <style:text-properties style:font-name="Arial" fo:font-size="11pt" officeooo:rsid="0278b9d5" style:font-size-asian="11pt" style:font-size-complex="11pt"/>
    </style:style>
    <style:style style:name="T6" style:family="text">
      <style:text-properties style:font-name="Arial" officeooo:rsid="012e50a9"/>
    </style:style>
    <style:style style:name="T7" style:family="text">
      <style:text-properties style:font-name="Arial" officeooo:rsid="013c3d96"/>
    </style:style>
    <style:style style:name="T8" style:family="text">
      <style:text-properties style:font-name="Arial" fo:font-size="10pt" officeooo:rsid="0073df77" style:font-size-asian="10pt" style:font-size-complex="10pt"/>
    </style:style>
    <style:style style:name="T9" style:family="text">
      <style:text-properties style:font-name="Arial" officeooo:rsid="02965a6d"/>
    </style:style>
    <style:style style:name="T10" style:family="text">
      <style:text-properties style:font-name="Arial" officeooo:rsid="029766d4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officeooo:rsid="00d936c0"/>
    </style:style>
    <style:style style:name="T18" style:family="text">
      <style:text-properties officeooo:rsid="018b7c1f"/>
    </style:style>
    <style:style style:name="T19" style:family="text">
      <style:text-properties officeooo:rsid="01a34143"/>
    </style:style>
    <style:style style:name="T20" style:family="text">
      <style:text-properties officeooo:rsid="01a4d5e9"/>
    </style:style>
    <style:style style:name="T21" style:family="text">
      <style:text-properties officeooo:rsid="01ad6983"/>
    </style:style>
    <style:style style:name="T22" style:family="text">
      <style:text-properties officeooo:rsid="023940d1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8a6e1c"/>
    </style:style>
    <style:style style:name="T26" style:family="text">
      <style:text-properties officeooo:rsid="029078bd"/>
    </style:style>
    <style:style style:name="T27" style:family="text">
      <style:text-properties officeooo:rsid="02911069"/>
    </style:style>
    <style:style style:name="T28" style:family="text">
      <style:text-properties officeooo:rsid="0294ba92"/>
    </style:style>
    <style:style style:name="T29" style:family="text">
      <style:text-properties style:font-name="IPAmj明朝" fo:font-size="12pt" fo:language="none" fo:country="none" style:font-name-asian="IPAmj明朝" style:font-size-asian="12pt" style:language-asian="none" style:country-asian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Incoterm Location" text:name="py3o.o.incoterm_location"/>
      </text:user-field-decls>
      <text:p text:style-name="P7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4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5">with="is_proforma=report_xml.report_name=='sale.report_saleorder_pro_forma' or obj._context.get('proforma')"</text:span></text:a></text:p>
      <text:p text:style-name="P20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18"><text:a xlink:type="simple" xlink:href="py3o://if=%22o.state%20!=%20'cancel'%22" text:style-name="Internet_20_link" text:visited-style-name="Visited_20_Internet_20_Link"><text:span text:style-name="T18">if="o.state != 'cancel'"</text:span></text:a></text:p>
      <text:h text:style-name="P71" text:outline-level="1"><text:user-field-get text:name="py3o.doc_name">Document Name</text:user-field-get><text:s/>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1">/if</text:span></text:a></text:p>
      <text:p text:style-name="P19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2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1">/if</text:span></text:a></text:p>
      <text:p text:style-name="P21"><text:a xlink:type="simple" xlink:href="py3o:///with" text:style-name="Internet_20_link" text:visited-style-name="Visited_20_Internet_20_Link"><text:span text:style-name="T4">/with</text:span></text:a></text:p>
      <text:p text:style-name="P70">これは日本語のテストです。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2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40"/>
          </table:table-cell>
          <table:table-cell table:style-name="Tableau1.A1" office:value-type="string">
            <text:p text:style-name="P41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3"/>
          </table:table-cell>
          <table:table-cell table:style-name="Tableau1.A1" office:value-type="string">
            <text:p text:style-name="P41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2151727331200">
          <table:table-cell table:style-name="Tableau1.A2" office:value-type="string">
            <text:p text:style-name="P23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P24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22"/>
          </table:table-cell>
          <table:table-cell table:style-name="Tableau1.E2" office:value-type="string">
            <text:p text:style-name="P22"><text:span text:style-name="T29"><text:text-input text:description="py3o://function=&quot;format_multiline_value(o.partner_invoice_id._display_full_address())&quot;">[partner_invoice_id]</text:text-input></text:span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151727317376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5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6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3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25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1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text:s/><text:user-field-get text:name="py3o.o.incoterm_location">Incoterm Location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7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27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26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6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9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0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7"/>
          </table:table-cell>
          <table:table-cell table:style-name="Tableau5.G3" office:value-type="string">
            <text:p text:style-name="P47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8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9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7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7"><text:text-input text:description="py3o://function=&quot;o_format_lang(l['line'].discount, dp='Discount', lang_code=lang) + '%25'&quot;">[discount]</text:text-input></text:p>
            <text:p text:style-name="P47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51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12"/>
          </table:table-cell>
          <table:table-cell table:style-name="Tableau5.B5" office:value-type="string">
            <text:p text:style-name="P1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7"/>
          </table:table-cell>
          <table:table-cell table:style-name="Tableau5.G5" office:value-type="string">
            <text:p text:style-name="P47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7"/>
          </table:table-cell>
          <table:table-cell table:style-name="Tableau5.G6" office:value-type="string">
            <text:p text:style-name="P47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2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3"/>
          </table:table-cell>
          <table:table-cell table:style-name="Tableau5.B8" office:value-type="string">
            <text:p text:style-name="P13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7"/>
          </table:table-cell>
          <table:table-cell table:style-name="Tableau5.G8" office:value-type="string">
            <text:p text:style-name="P47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17"/>
          </table:table-cell>
          <table:table-cell table:style-name="Tableau5.B9" office:value-type="string">
            <text:p text:style-name="P17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7"/>
          </table:table-cell>
          <table:table-cell table:style-name="Tableau5.G9" office:value-type="string">
            <text:p text:style-name="P47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3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6"/>
          </table:table-cell>
          <table:table-cell table:style-name="Tableau5.B11" office:value-type="string">
            <text:p text:style-name="P16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7"/>
          </table:table-cell>
          <table:table-cell table:style-name="Tableau5.G11" office:value-type="string">
            <text:p text:style-name="P47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15"/>
          </table:table-cell>
          <table:table-cell table:style-name="Tableau5.B12" office:value-type="string">
            <text:p text:style-name="P15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7"/>
          </table:table-cell>
          <table:table-cell table:style-name="Tableau5.G12" office:value-type="string">
            <text:p text:style-name="P47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9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7"/>
          </table:table-cell>
          <table:table-cell table:style-name="Tableau5.G14" office:value-type="string">
            <text:p text:style-name="P47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2151729660480">
          <table:table-cell table:style-name="Tableau9.A1" office:value-type="string">
            <text:p text:style-name="P11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7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2151729676608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3"><text:a xlink:type="simple" xlink:href="py3o://for=%22(label,%20tax_list)%20in%20o.tax_totals['groups_by_subtotal'].items()%22" text:style-name="Internet_20_link" text:visited-style-name="Visited_20_Internet_20_Link"><text:span text:style-name="T27">for="(label, tax_list) in o.tax_totals['groups_by_subtotal'].items()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2151729677184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3"><text:a xlink:type="simple" xlink:href="py3o://for=%22tax_dict%20in%20tax_list%22" text:style-name="Internet_20_link" text:visited-style-name="Visited_20_Internet_20_Link"><text:span text:style-name="T26">for="tax_dict in tax_list"</text:span></text:a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2151729661632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3"><text:text-input text:description="py3o://function=&quot;tax_dict['tax_group_name']&quot;">tax_subtotal.name</text:text-input></text:p>
          </table:table-cell>
          <table:table-cell table:style-name="Tableau9.C6" office:value-type="string">
            <text:p text:style-name="P68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2151729675168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><text:text-input text:description="py3o://function=&quot;formatLang(o.amount_tax, monetary=True, currency_obj=o.currency_id)"/></text:p>
          </table:table-cell>
        </table:table-row>
        <table:table-row table:style-name="TableLine2151729673728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5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8"/>
          </table:table-cell>
        </table:table-row>
        <table:table-row table:style-name="TableLine2151729663648">
          <table:table-cell table:style-name="Tableau9.A1" office:value-type="string">
            <text:p text:style-name="P11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7" office:value-type="string">
            <text:p text:style-name="P66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34"><text:a xlink:type="simple" xlink:href="py3o://with=%22note_txt=html_sanitize(o.note)%22" text:style-name="Internet_20_link" text:visited-style-name="Visited_20_Internet_20_Link"><text:span text:style-name="T9">with="note_txt=html_sanitize(o.note)"</text:span></text:a></text:p>
      <text:p text:style-name="P34"><text:a xlink:type="simple" xlink:href="py3o://if=%22o.note%20and%20note_txt%22" text:style-name="Internet_20_link" text:visited-style-name="Visited_20_Internet_20_Link"><text:span text:style-name="T10">if="o.note and note_txt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2151729663936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note_txt)&quot;">[note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8">/with</text:span></text:a></text:p>
      <text:p text:style-name="P3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7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2151729664224">
          <table:table-cell table:style-name="Tableau11.A1" office:value-type="string">
            <text:p text:style-name="P52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2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8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4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if" text:style-name="Internet_20_link" text:visited-style-name="Visited_20_Internet_20_Link">/if</text:a></text:p>
      <text:p text:style-name="P35"><text:soft-page-break/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8"/>
      <text:p text:style-name="P9"><text:text-input text:description="py3o://function=&quot;format_multiline_value(o.company_id.static_sale_terms)&quot;">[o.company_id.static_sale_terms]</text:text-input></text:p>
      <text:p text:style-name="P36"><text:a xlink:type="simple" xlink:href="py3o:///if" text:style-name="Internet_20_link" text:visited-style-name="Visited_20_Internet_20_Link"><text:span text:style-name="T6">/if</text:span></text:a></text:p>
      <text:p text:style-name="P61"/>
      <text:p text:style-name="P62"><text:a xlink:type="simple" xlink:href="py3o:///with" text:style-name="Internet_20_link" text:visited-style-name="Visited_20_Internet_20_Link"><text:span text:style-name="T20">/with</text:span></text:a></text:p>
      <text:p text:style-name="P63"><text:a xlink:type="simple" xlink:href="py3o:///with" text:style-name="Internet_20_link" text:visited-style-name="Visited_20_Internet_20_Link"><text:span text:style-name="T20">/with</text:span></text:a></text:p>
      <text:p text:style-name="P65"><text:a xlink:type="simple" xlink:href="py3o:///with" text:style-name="Internet_20_link" text:visited-style-name="Visited_20_Internet_20_Link"><text:span text:style-name="T20">/with</text:span></text:a></text:p>
      <text:p text:style-name="P62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PA P明朝" svg:font-family="'IPA P明朝'" style:font-family-generic="roman" style:font-pitch="variable"/>
    <style:font-face style:name="IPA P明朝1" svg:font-family="'IPA P明朝'" style:font-adornments="標準" style:font-family-generic="roman" style:font-pitch="variable"/>
    <style:font-face style:name="IPAmj明朝" svg:font-family="IPAmj明朝" style:font-adornments="標準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3-11-11T15:18:46.432000000</dc:date>
    <meta:editing-duration>P2DT16H38M30S</meta:editing-duration>
    <meta:editing-cycles>645</meta:editing-cycles>
    <meta:generator>LibreOffice/7.3.1.3$Windows_X86_64 LibreOffice_project/a69ca51ded25f3eefd52d7bf9a5fad8c90b87951</meta:generator>
    <meta:document-statistic meta:table-count="9" meta:image-count="0" meta:object-count="0" meta:page-count="4" meta:paragraph-count="112" meta:word-count="354" meta:character-count="2549" meta:non-whitespace-character-count="2412"/>
  </office:meta>
</office:document-meta>
</file>